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User authorization</text:h>
      <text:p text:style-name="Text_20_body">The user authorization in the booking system has two roles:</text:p>
      <text:list xml:id="list2084373826" text:style-name="L3">
        <text:list-item>
          <text:p text:style-name="P2">Case handling offier</text:p>
        </text:list-item>
        <text:list-item>
          <text:p text:style-name="P2">Manager</text:p>
        </text:list-item>
      </text:list>
      <text:p text:style-name="Text_20_body">You could have either role on one or more on buildings, resources and seasons. The combination gives what you are aloud to do in the booking system. </text:p>
      <text:p text:style-name="Text_20_body">All users are aloud to see everything. The user authorization viewshows a list of all users.</text:p>
      <text:p text:style-name="Text_20_body">The table contains the following fields for active applications:</text:p>
      <text:list xml:id="list574464928" text:style-name="L5">
        <text:list-item>
          <text:p text:style-name="P3">User</text:p>
        </text:list-item>
        <text:list-item>
          <text:p text:style-name="P3">Role</text:p>
        </text:list-item>
        <text:list-item>
          <text:p text:style-name="P3">Action</text:p>
        </text:list-item>
      </text:list>
      <text:h text:style-name="Heading_20_2" text:outline-level="2">Add new user authorizations to the booking system</text:h>
      <text:p text:style-name="Text_20_body">Lorem impsum dolem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4:52:53</meta:creation-date>
    <dc:date>2009-07-31T15:16:52</dc:date>
    <dc:creator>Fredrik Sjöberg</dc:creator>
    <meta:editing-duration>PT00H30M00S</meta:editing-duration>
    <meta:editing-cycles>5</meta:editing-cycles>
    <meta:generator>OpenOffice.org/3.1$Unix OpenOffice.org_project/310m11$Build-9399</meta:generator>
    <meta:document-statistic meta:table-count="0" meta:image-count="0" meta:object-count="0" meta:page-count="1" meta:paragraph-count="12" meta:word-count="88" meta:character-count="507"/>
  </office:meta>
</office:document-meta>
</file>